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e23" officeooo:paragraph-rsid="000e3e23"/>
    </style:style>
    <style:style style:name="P2" style:family="paragraph" style:parent-style-name="Standard">
      <style:paragraph-properties fo:text-align="center" style:justify-single-word="false"/>
      <style:text-properties officeooo:rsid="000e3e23" officeooo:paragraph-rsid="000e3e23"/>
    </style:style>
    <style:style style:name="P3" style:family="paragraph" style:parent-style-name="Standard">
      <style:text-properties fo:font-weight="bold" officeooo:rsid="000e3e23" officeooo:paragraph-rsid="000e3e23" style:font-weight-asian="bold" style:font-weight-complex="bold"/>
    </style:style>
    <style:style style:name="P4" style:family="paragraph" style:parent-style-name="Standard">
      <style:text-properties fo:font-weight="bold" officeooo:rsid="000f8eaa" officeooo:paragraph-rsid="000f8eaa" style:font-weight-asian="bold" style:font-weight-complex="bold"/>
    </style:style>
    <style:style style:name="P5" style:family="paragraph" style:parent-style-name="Standard">
      <style:text-properties fo:font-weight="bold" officeooo:rsid="000fe6d5" officeooo:paragraph-rsid="000fe6d5" style:font-weight-asian="bold" style:font-weight-complex="bold"/>
    </style:style>
    <style:style style:name="P6" style:family="paragraph" style:parent-style-name="Standard">
      <style:text-properties fo:font-weight="bold" officeooo:rsid="001109b9" officeooo:paragraph-rsid="001109b9" style:font-weight-asian="bold" style:font-weight-complex="bold"/>
    </style:style>
    <style:style style:name="P7" style:family="paragraph" style:parent-style-name="Standard">
      <style:text-properties fo:font-weight="bold" officeooo:rsid="00112bb7" officeooo:paragraph-rsid="00112bb7" style:font-weight-asian="bold" style:font-weight-complex="bold"/>
    </style:style>
    <style:style style:name="P8" style:family="paragraph" style:parent-style-name="Standard">
      <style:text-properties fo:font-weight="bold" officeooo:rsid="00120048" officeooo:paragraph-rsid="00120048" style:font-weight-asian="bold" style:font-weight-complex="bold"/>
    </style:style>
    <style:style style:name="P9" style:family="paragraph" style:parent-style-name="Standard">
      <style:text-properties fo:font-weight="bold" officeooo:rsid="0014aa70" officeooo:paragraph-rsid="0014aa70" style:font-weight-asian="bold" style:font-weight-complex="bold"/>
    </style:style>
    <style:style style:name="P10" style:family="paragraph" style:parent-style-name="Standard">
      <style:text-properties fo:font-weight="bold" officeooo:rsid="0015f01c" officeooo:paragraph-rsid="0015f01c" style:font-weight-asian="bold" style:font-weight-complex="bold"/>
    </style:style>
    <style:style style:name="P11" style:family="paragraph" style:parent-style-name="Standard">
      <style:text-properties fo:font-weight="bold" officeooo:rsid="00161cba" officeooo:paragraph-rsid="00161cba" style:font-weight-asian="bold" style:font-weight-complex="bold"/>
    </style:style>
    <style:style style:name="P12" style:family="paragraph" style:parent-style-name="Standard">
      <style:text-properties fo:font-weight="bold" officeooo:rsid="00171cae" officeooo:paragraph-rsid="00171cae" style:font-weight-asian="bold" style:font-weight-complex="bold"/>
    </style:style>
    <style:style style:name="P13" style:family="paragraph" style:parent-style-name="Standard">
      <style:text-properties fo:font-weight="bold" officeooo:rsid="001c1900" officeooo:paragraph-rsid="001c1900" style:font-weight-asian="bold" style:font-weight-complex="bold"/>
    </style:style>
    <style:style style:name="P14" style:family="paragraph" style:parent-style-name="Standard">
      <style:text-properties fo:font-weight="bold" officeooo:rsid="001e0cac" officeooo:paragraph-rsid="001e0cac" style:font-weight-asian="bold" style:font-weight-complex="bold"/>
    </style:style>
    <style:style style:name="P15" style:family="paragraph" style:parent-style-name="Standard">
      <style:text-properties fo:font-weight="bold" officeooo:rsid="001edc51" officeooo:paragraph-rsid="001edc51" style:font-weight-asian="bold" style:font-weight-complex="bold"/>
    </style:style>
    <style:style style:name="P16" style:family="paragraph" style:parent-style-name="Standard">
      <style:text-properties fo:font-weight="bold" officeooo:rsid="0020554f" officeooo:paragraph-rsid="0020554f" style:font-weight-asian="bold" style:font-weight-complex="bold"/>
    </style:style>
    <style:style style:name="P17" style:family="paragraph" style:parent-style-name="Standard">
      <style:text-properties fo:font-weight="bold" officeooo:rsid="00231ad2" officeooo:paragraph-rsid="00231ad2" style:font-weight-asian="bold" style:font-weight-complex="bold"/>
    </style:style>
    <style:style style:name="P18" style:family="paragraph" style:parent-style-name="Standard">
      <style:text-properties fo:font-weight="bold" officeooo:rsid="0025c6f0" officeooo:paragraph-rsid="0025c6f0" style:font-weight-asian="bold" style:font-weight-complex="bold"/>
    </style:style>
    <style:style style:name="P19" style:family="paragraph" style:parent-style-name="Standard">
      <style:text-properties fo:font-weight="bold" officeooo:rsid="002649a3" officeooo:paragraph-rsid="002649a3" style:font-weight-asian="bold" style:font-weight-complex="bold"/>
    </style:style>
    <style:style style:name="P20" style:family="paragraph" style:parent-style-name="Standard">
      <style:text-properties fo:font-weight="bold" officeooo:rsid="002823c1" officeooo:paragraph-rsid="002823c1" style:font-weight-asian="bold" style:font-weight-complex="bold"/>
    </style:style>
    <style:style style:name="P21" style:family="paragraph" style:parent-style-name="Standard">
      <style:text-properties fo:font-weight="bold" officeooo:rsid="002c0200" officeooo:paragraph-rsid="002c0200" style:font-weight-asian="bold" style:font-weight-complex="bold"/>
    </style:style>
    <style:style style:name="P22" style:family="paragraph" style:parent-style-name="Standard">
      <style:text-properties fo:font-weight="bold" officeooo:rsid="0035ba34" officeooo:paragraph-rsid="0035ba34" style:font-weight-asian="bold" style:font-weight-complex="bold"/>
    </style:style>
    <style:style style:name="P23" style:family="paragraph" style:parent-style-name="Standard">
      <style:text-properties fo:font-weight="bold" officeooo:rsid="0039429d" officeooo:paragraph-rsid="0039429d" style:font-weight-asian="bold" style:font-weight-complex="bold"/>
    </style:style>
    <style:style style:name="P24" style:family="paragraph" style:parent-style-name="Standard">
      <style:text-properties fo:font-weight="bold" officeooo:rsid="003f0e18" officeooo:paragraph-rsid="003f0e18" style:font-weight-asian="bold" style:font-weight-complex="bold"/>
    </style:style>
    <style:style style:name="P25" style:family="paragraph" style:parent-style-name="Standard">
      <style:text-properties fo:font-weight="bold" officeooo:rsid="004024dd" officeooo:paragraph-rsid="004024dd" style:font-weight-asian="bold" style:font-weight-complex="bold"/>
    </style:style>
    <style:style style:name="P26" style:family="paragraph" style:parent-style-name="Standard">
      <style:text-properties fo:font-weight="bold" officeooo:rsid="0045766c" officeooo:paragraph-rsid="0045766c" style:font-weight-asian="bold" style:font-weight-complex="bold"/>
    </style:style>
    <style:style style:name="P27" style:family="paragraph" style:parent-style-name="Standard">
      <style:text-properties fo:font-weight="bold" officeooo:rsid="00468f27" officeooo:paragraph-rsid="00468f27" style:font-weight-asian="bold" style:font-weight-complex="bold"/>
    </style:style>
    <style:style style:name="P28" style:family="paragraph" style:parent-style-name="Standard">
      <style:text-properties fo:font-weight="bold" officeooo:rsid="00478214" officeooo:paragraph-rsid="00478214" style:font-weight-asian="bold" style:font-weight-complex="bold"/>
    </style:style>
    <style:style style:name="P29" style:family="paragraph" style:parent-style-name="Standard">
      <style:text-properties fo:font-weight="bold" officeooo:rsid="00482338" officeooo:paragraph-rsid="00482338" style:font-weight-asian="bold" style:font-weight-complex="bold"/>
    </style:style>
    <style:style style:name="P30" style:family="paragraph" style:parent-style-name="Standard">
      <style:text-properties fo:font-weight="bold" officeooo:rsid="0048814a" officeooo:paragraph-rsid="0048814a" style:font-weight-asian="bold" style:font-weight-complex="bold"/>
    </style:style>
    <style:style style:name="P31" style:family="paragraph" style:parent-style-name="Standard">
      <style:text-properties fo:font-weight="bold" officeooo:rsid="003b8468" officeooo:paragraph-rsid="003c685c" style:font-weight-asian="bold" style:font-weight-complex="bold"/>
    </style:style>
    <style:style style:name="P32" style:family="paragraph" style:parent-style-name="Standard">
      <style:text-properties fo:font-weight="bold" officeooo:rsid="004cfad4" officeooo:paragraph-rsid="004cfad4" style:font-weight-asian="bold" style:font-weight-complex="bold"/>
    </style:style>
    <style:style style:name="P33" style:family="paragraph" style:parent-style-name="Standard">
      <style:text-properties fo:font-weight="bold" officeooo:rsid="005025b5" officeooo:paragraph-rsid="005025b5" style:font-weight-asian="bold" style:font-weight-complex="bold"/>
    </style:style>
    <style:style style:name="P34" style:family="paragraph" style:parent-style-name="Standard">
      <style:text-properties fo:font-weight="bold" officeooo:rsid="0051def1" officeooo:paragraph-rsid="0051def1" style:font-weight-asian="bold" style:font-weight-complex="bold"/>
    </style:style>
    <style:style style:name="P35" style:family="paragraph" style:parent-style-name="Standard">
      <style:text-properties fo:font-weight="bold" officeooo:rsid="005291b3" officeooo:paragraph-rsid="005291b3" style:font-weight-asian="bold" style:font-weight-complex="bold"/>
    </style:style>
    <style:style style:name="P36" style:family="paragraph" style:parent-style-name="Standard">
      <style:text-properties fo:font-weight="bold" officeooo:rsid="005b4b67" officeooo:paragraph-rsid="005b4b67" style:font-weight-asian="bold" style:font-weight-complex="bold"/>
    </style:style>
    <style:style style:name="P37" style:family="paragraph" style:parent-style-name="Standard">
      <style:text-properties fo:font-weight="bold" officeooo:rsid="005e2b03" officeooo:paragraph-rsid="005e2b03" style:font-weight-asian="bold" style:font-weight-complex="bold"/>
    </style:style>
    <style:style style:name="P38" style:family="paragraph" style:parent-style-name="Standard">
      <style:text-properties fo:font-weight="bold" officeooo:rsid="0062877a" officeooo:paragraph-rsid="0062877a" style:font-weight-asian="bold" style:font-weight-complex="bold"/>
    </style:style>
    <style:style style:name="P39" style:family="paragraph" style:parent-style-name="Standard">
      <style:text-properties fo:font-weight="bold" officeooo:rsid="00130c15" officeooo:paragraph-rsid="00130c15" style:font-weight-asian="bold" style:font-weight-complex="bold"/>
    </style:style>
    <style:style style:name="P40" style:family="paragraph" style:parent-style-name="Standard">
      <style:text-properties fo:font-weight="bold" officeooo:rsid="00632aca" officeooo:paragraph-rsid="00632aca" style:font-weight-asian="bold" style:font-weight-complex="bold"/>
    </style:style>
    <style:style style:name="P41" style:family="paragraph" style:parent-style-name="Standard">
      <style:text-properties fo:font-weight="bold" officeooo:rsid="004b6a74" officeooo:paragraph-rsid="00641b64" style:font-weight-asian="bold" style:font-weight-complex="bold"/>
    </style:style>
    <style:style style:name="P42" style:family="paragraph" style:parent-style-name="Standard">
      <style:text-properties fo:font-weight="bold" officeooo:rsid="00658744" officeooo:paragraph-rsid="00658744" style:font-weight-asian="bold" style:font-weight-complex="bold"/>
    </style:style>
    <style:style style:name="P43" style:family="paragraph" style:parent-style-name="Standard">
      <style:text-properties fo:font-weight="bold" officeooo:rsid="00672816" officeooo:paragraph-rsid="00672816" style:font-weight-asian="bold" style:font-weight-complex="bold"/>
    </style:style>
    <style:style style:name="P44" style:family="paragraph" style:parent-style-name="Standard">
      <style:text-properties fo:font-weight="bold" officeooo:rsid="00434dc6" officeooo:paragraph-rsid="00434dc6" style:font-weight-asian="bold" style:font-weight-complex="bold"/>
    </style:style>
    <style:style style:name="P45" style:family="paragraph" style:parent-style-name="Standard">
      <style:text-properties fo:font-weight="bold" officeooo:rsid="00212936" officeooo:paragraph-rsid="00212936" style:font-weight-asian="bold" style:font-weight-complex="bold"/>
    </style:style>
    <style:style style:name="P46" style:family="paragraph" style:parent-style-name="Standard">
      <style:text-properties fo:font-weight="bold" officeooo:rsid="00681dc9" officeooo:paragraph-rsid="00681dc9" style:font-weight-asian="bold" style:font-weight-complex="bold"/>
    </style:style>
    <style:style style:name="P47" style:family="paragraph" style:parent-style-name="Standard">
      <style:text-properties fo:font-weight="bold" officeooo:rsid="0019cb56" officeooo:paragraph-rsid="0019cb56" style:font-weight-asian="bold" style:font-weight-complex="bold"/>
    </style:style>
    <style:style style:name="P48" style:family="paragraph" style:parent-style-name="Standard">
      <style:text-properties fo:font-weight="bold" officeooo:rsid="00690b40" officeooo:paragraph-rsid="00690b40" style:font-weight-asian="bold" style:font-weight-complex="bold"/>
    </style:style>
    <style:style style:name="P49" style:family="paragraph" style:parent-style-name="Standard">
      <style:text-properties fo:font-weight="bold" officeooo:rsid="001a6535" officeooo:paragraph-rsid="001a6535" style:font-weight-asian="bold" style:font-weight-complex="bold"/>
    </style:style>
    <style:style style:name="P50" style:family="paragraph" style:parent-style-name="Standard">
      <style:text-properties fo:font-weight="bold" officeooo:rsid="0069b2f6" officeooo:paragraph-rsid="0069b2f6" style:font-weight-asian="bold" style:font-weight-complex="bold"/>
    </style:style>
    <style:style style:name="P51" style:family="paragraph" style:parent-style-name="Standard">
      <style:text-properties fo:font-weight="bold" officeooo:rsid="0068107a" officeooo:paragraph-rsid="0068107a" style:font-weight-asian="bold" style:font-weight-complex="bold"/>
    </style:style>
    <style:style style:name="P52" style:family="paragraph" style:parent-style-name="Standard">
      <style:text-properties fo:font-weight="bold" officeooo:rsid="006cc850" officeooo:paragraph-rsid="006cc850" style:font-weight-asian="bold" style:font-weight-complex="bold"/>
    </style:style>
    <style:style style:name="P53" style:family="paragraph" style:parent-style-name="Standard">
      <style:text-properties fo:font-weight="bold" officeooo:rsid="006ebc6e" officeooo:paragraph-rsid="006ebc6e" style:font-weight-asian="bold" style:font-weight-complex="bold"/>
    </style:style>
    <style:style style:name="P54" style:family="paragraph" style:parent-style-name="Standard">
      <style:text-properties fo:font-weight="normal" officeooo:rsid="0015f01c" officeooo:paragraph-rsid="0015f01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e6d5" style:font-weight-asian="normal" style:font-weight-complex="normal"/>
    </style:style>
    <style:style style:name="T3" style:family="text">
      <style:text-properties fo:font-weight="normal" officeooo:rsid="000f8eaa" style:font-weight-asian="normal" style:font-weight-complex="normal"/>
    </style:style>
    <style:style style:name="T4" style:family="text">
      <style:text-properties fo:font-weight="normal" officeooo:rsid="00120048" style:font-weight-asian="normal" style:font-weight-complex="normal"/>
    </style:style>
    <style:style style:name="T5" style:family="text">
      <style:text-properties fo:font-weight="normal" officeooo:rsid="00171cae" style:font-weight-asian="normal" style:font-weight-complex="normal"/>
    </style:style>
    <style:style style:name="T6" style:family="text">
      <style:text-properties fo:font-weight="normal" officeooo:rsid="00185b18" style:font-weight-asian="normal" style:font-weight-complex="normal"/>
    </style:style>
    <style:style style:name="T7" style:family="text">
      <style:text-properties fo:font-weight="normal" officeooo:rsid="00261435" style:font-weight-asian="normal" style:font-weight-complex="normal"/>
    </style:style>
    <style:style style:name="T8" style:family="text">
      <style:text-properties fo:font-weight="normal" officeooo:rsid="0028e156" style:font-weight-asian="normal" style:font-weight-complex="normal"/>
    </style:style>
    <style:style style:name="T9" style:family="text">
      <style:text-properties fo:font-weight="normal" officeooo:rsid="002aae71" style:font-weight-asian="normal" style:font-weight-complex="normal"/>
    </style:style>
    <style:style style:name="T10" style:family="text">
      <style:text-properties fo:font-weight="normal" officeooo:rsid="002d961f" style:font-weight-asian="normal" style:font-weight-complex="normal"/>
    </style:style>
    <style:style style:name="T11" style:family="text">
      <style:text-properties fo:font-weight="normal" officeooo:rsid="002eedfe" style:font-weight-asian="normal" style:font-weight-complex="normal"/>
    </style:style>
    <style:style style:name="T12" style:family="text">
      <style:text-properties fo:font-weight="normal" officeooo:rsid="003055c7" style:font-weight-asian="normal" style:font-weight-complex="normal"/>
    </style:style>
    <style:style style:name="T13" style:family="text">
      <style:text-properties fo:font-weight="normal" officeooo:rsid="0031bde3" style:font-weight-asian="normal" style:font-weight-complex="normal"/>
    </style:style>
    <style:style style:name="T14" style:family="text">
      <style:text-properties fo:font-weight="normal" officeooo:rsid="00350860" style:font-weight-asian="normal" style:font-weight-complex="normal"/>
    </style:style>
    <style:style style:name="T15" style:family="text">
      <style:text-properties fo:font-weight="normal" officeooo:rsid="00379842" style:font-weight-asian="normal" style:font-weight-complex="normal"/>
    </style:style>
    <style:style style:name="T16" style:family="text">
      <style:text-properties fo:font-weight="normal" officeooo:rsid="00390975" style:font-weight-asian="normal" style:font-weight-complex="normal"/>
    </style:style>
    <style:style style:name="T17" style:family="text">
      <style:text-properties fo:font-weight="normal" officeooo:rsid="003a398e" style:font-weight-asian="normal" style:font-weight-complex="normal"/>
    </style:style>
    <style:style style:name="T18" style:family="text">
      <style:text-properties fo:font-weight="normal" officeooo:rsid="003c685c" style:font-weight-asian="normal" style:font-weight-complex="normal"/>
    </style:style>
    <style:style style:name="T19" style:family="text">
      <style:text-properties fo:font-weight="normal" officeooo:rsid="003d33eb" style:font-weight-asian="normal" style:font-weight-complex="normal"/>
    </style:style>
    <style:style style:name="T20" style:family="text">
      <style:text-properties fo:font-weight="normal" officeooo:rsid="00424203" style:font-weight-asian="normal" style:font-weight-complex="normal"/>
    </style:style>
    <style:style style:name="T21" style:family="text">
      <style:text-properties fo:font-weight="normal" officeooo:rsid="0043d4bf" style:font-weight-asian="normal" style:font-weight-complex="normal"/>
    </style:style>
    <style:style style:name="T22" style:family="text">
      <style:text-properties fo:font-weight="normal" officeooo:rsid="0049c818" style:font-weight-asian="normal" style:font-weight-complex="normal"/>
    </style:style>
    <style:style style:name="T23" style:family="text">
      <style:text-properties fo:font-weight="normal" officeooo:rsid="004ea585" style:font-weight-asian="normal" style:font-weight-complex="normal"/>
    </style:style>
    <style:style style:name="T24" style:family="text">
      <style:text-properties fo:font-weight="normal" officeooo:rsid="0051da33" style:font-weight-asian="normal" style:font-weight-complex="normal"/>
    </style:style>
    <style:style style:name="T25" style:family="text">
      <style:text-properties fo:font-weight="normal" officeooo:rsid="0054bda0" style:font-weight-asian="normal" style:font-weight-complex="normal"/>
    </style:style>
    <style:style style:name="T26" style:family="text">
      <style:text-properties fo:font-weight="normal" officeooo:rsid="00589645" style:font-weight-asian="normal" style:font-weight-complex="normal"/>
    </style:style>
    <style:style style:name="T27" style:family="text">
      <style:text-properties fo:font-weight="normal" officeooo:rsid="0059c841" style:font-weight-asian="normal" style:font-weight-complex="normal"/>
    </style:style>
    <style:style style:name="T28" style:family="text">
      <style:text-properties fo:font-weight="normal" officeooo:rsid="005b4b67" style:font-weight-asian="normal" style:font-weight-complex="normal"/>
    </style:style>
    <style:style style:name="T29" style:family="text">
      <style:text-properties fo:font-weight="normal" officeooo:rsid="005cc1a8" style:font-weight-asian="normal" style:font-weight-complex="normal"/>
    </style:style>
    <style:style style:name="T30" style:family="text">
      <style:text-properties fo:font-weight="normal" officeooo:rsid="005fe312" style:font-weight-asian="normal" style:font-weight-complex="normal"/>
    </style:style>
    <style:style style:name="T31" style:family="text">
      <style:text-properties fo:font-weight="normal" officeooo:rsid="0069b2f6" style:font-weight-asian="normal" style:font-weight-complex="normal"/>
    </style:style>
    <style:style style:name="T32" style:family="text">
      <style:text-properties fo:font-weight="normal" officeooo:rsid="006b0227" style:font-weight-asian="normal" style:font-weight-complex="normal"/>
    </style:style>
    <style:style style:name="T33" style:family="text">
      <style:text-properties fo:font-weight="normal" officeooo:rsid="006bfa6c" style:font-weight-asian="normal" style:font-weight-complex="normal"/>
    </style:style>
    <style:style style:name="T34" style:family="text">
      <style:text-properties officeooo:rsid="00130c15"/>
    </style:style>
    <style:style style:name="T35" style:family="text">
      <style:text-properties officeooo:rsid="0024c069"/>
    </style:style>
    <style:style style:name="T36" style:family="text">
      <style:text-properties officeooo:rsid="00408fb7"/>
    </style:style>
    <style:style style:name="T37" style:family="text">
      <style:text-properties officeooo:rsid="00424203"/>
    </style:style>
    <style:style style:name="T38" style:family="text">
      <style:text-properties officeooo:rsid="004ea585"/>
    </style:style>
    <style:style style:name="T39" style:family="text">
      <style:text-properties officeooo:rsid="00533e0b"/>
    </style:style>
    <style:style style:name="T40" style:family="text">
      <style:text-properties officeooo:rsid="0061e2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andos Ubuntu:</text:p>
      <text:p text:style-name="P3">sudo su <text:span text:style-name="T1">(Nos da permisos de super usuario)</text:span></text:p>
      <text:p text:style-name="P43">man nombreComando <text:span text:style-name="T1">(Nos muestra el manual del comando)</text:span></text:p>
      <text:p text:style-name="P38">sh nombrearchivo.sh <text:span text:style-name="T1">(ejecutar un archivo .sh)</text:span></text:p>
      <text:p text:style-name="P25">exit <text:span text:style-name="T1">(Sale del superusuario/root)</text:span></text:p>
      <text:p text:style-name="P3">sudo reboot <text:span text:style-name="T1">(Reinicia el sistema)</text:span></text:p>
      <text:p text:style-name="P3">Ifconfig <text:span text:style-name="T1">(Muestra la configuración de red del ordenador)</text:span></text:p>
      <text:p text:style-name="P3">sudo apt-<text:span text:style-name="T40">get</text:span> update <text:span text:style-name="T1">(Busca actualizaciones)</text:span></text:p>
      <text:p text:style-name="P3">sudo apt-get upgrade <text:span text:style-name="T1">(Actualiza el sistema)</text:span></text:p>
      <text:p text:style-name="P4">clear <text:span text:style-name="T1">(Limpia la pantalla)</text:span></text:p>
      <text:p text:style-name="P4">sudo apt-get install paquete <text:span text:style-name="T1">(Se usa para instalar el paquete deseado</text:span>, <text:span text:style-name="T2">si se está como super usuario no se usa sudo</text:span><text:span text:style-name="T1">)</text:span></text:p>
      <text:p text:style-name="P5">sudo apt-cache search paquete<text:span text:style-name="T1"> (Se usa para encontrar los paquetes deseados, si se está como super usuario no se usa sudo</text:span><text:span text:style-name="T3">)</text:span></text:p>
      <text:p text:style-name="P7">ls <text:span text:style-name="T1">(Nos muestra las carpetas </text:span><text:span text:style-name="T6">o archivos</text:span><text:span text:style-name="T1"> que hay)</text:span></text:p>
      <text:p text:style-name="P6">ls -a <text:span text:style-name="T1">(Nos muestra los archivos ocultos)</text:span></text:p>
      <text:p text:style-name="P6">ls -l <text:span text:style-name="T1">(Nos muestra los archivos </text:span><text:span text:style-name="T7">en el formato largo</text:span><text:span text:style-name="T1">)</text:span></text:p>
      <text:p text:style-name="P53">last <text:span text:style-name="T1">(nos muestra los usuarios que se han conectado a nuestro sistema)</text:span></text:p>
      <text:p text:style-name="P42">whereis <text:span text:style-name="T1">(Nos muestra la ubicación de un archivo)</text:span></text:p>
      <text:p text:style-name="P20">more nombrearchivo <text:span text:style-name="T1">(Nos muestra el contenido </text:span><text:span text:style-name="T8">con formato </text:span><text:span text:style-name="T1">paginado)</text:span></text:p>
      <text:p text:style-name="P14">ls &gt; nombrearchivo <text:span text:style-name="T1">(Manda lo que aparece en ls al archivo dado, </text:span><text:span text:style-name="T9">el signo de “mayor que”, copia los archivos de la carpeta origen a la carpeta que está después del signo</text:span><text:span text:style-name="T1">)</text:span></text:p>
      <text:p text:style-name="P21">head nombrearchivo <text:span text:style-name="T1">(Nos muestra las primeras 10 líneas del archivo)</text:span></text:p>
      <text:p text:style-name="P21">tail nombrearchivo <text:span text:style-name="T1">(Nos muestra las últimas </text:span><text:span text:style-name="T10">10 </text:span><text:span text:style-name="T1">líneas del archivo)</text:span></text:p>
      <text:p text:style-name="P19">pico nombrearchivo <text:span text:style-name="T1">(Sirve para crear un archivo con contenido)</text:span></text:p>
      <text:p text:style-name="P15">cat nombrearchivo <text:span text:style-name="T1">(Te muestra el contenido del archivo)</text:span></text:p>
      <text:p text:style-name="P8">adduser nombre<text:span text:style-name="T34">d</text:span>el<text:span text:style-name="T34">u</text:span>suario <text:span text:style-name="T1">(Agrega un usuario, se tiene que estar en modo superusuario)</text:span></text:p>
      <text:p text:style-name="P39">deluser nombredelusuario <text:span text:style-name="T1">(Elimina un usuario, </text:span><text:span text:style-name="T4">se tiene que estar en modo superusuario)</text:span></text:p>
      <text:p text:style-name="P40">passwd <text:span text:style-name="T1">(Sirve para que un usuario cambie su propia contraseña)</text:span></text:p>
      <text:p text:style-name="P9">pwd <text:span text:style-name="T1">(Sirve para ubicarme en donde yo quiera)</text:span></text:p>
      <text:p text:style-name="P11">cd <text:span text:style-name="T1">(Es para cambiar de directorio, </text:span><text:span text:style-name="T5">si sólo se pone cd te regresa al directorio en donde se empieza</text:span><text:span text:style-name="T1">)</text:span></text:p>
      <text:p text:style-name="P12">cd .. <text:span text:style-name="T1">(</text:span><text:span text:style-name="T6">Te lleva a la carpeta de arriba)</text:span></text:p>
      <text:p text:style-name="P47">mkdir nombrecarpeta <text:span text:style-name="T1">(Crea una carpeta)</text:span></text:p>
      <text:p text:style-name="P48">ps <text:span text:style-name="T1">(Nos da los procesos que se están ejecutando, si se le pone -e </text:span><text:span text:style-name="T32">nos da todos los procesos del sistema</text:span><text:span text:style-name="T1">)</text:span></text:p>
      <text:p text:style-name="P49">rmdir nombrecarpeta <text:span text:style-name="T1">(Elimina la carpeta </text:span><text:span text:style-name="T31">vacía</text:span><text:span text:style-name="T1">)</text:span></text:p>
      <text:p text:style-name="P50">rm -r nombreCarpeta <text:span text:style-name="T1">(Borra una carpeta con archivos)</text:span></text:p>
      <text:p text:style-name="P16">rm nombrearchivo <text:span text:style-name="T1">(Elimina un archivo)</text:span></text:p>
      <text:p text:style-name="P13">touch nombre <text:span text:style-name="T1">(Se crea un archivo vacío)</text:span></text:p>
      <text:p text:style-name="P45">file nombrearchivo <text:span text:style-name="T1">(Nos muestra el tipo de archivo, su descripción)</text:span></text:p>
      <text:p text:style-name="P46">find ruta Archivo -name nombreArchivo -print<text:span text:style-name="T1"> (Se le pone “-type d” antes del “-print” si es un directorio lo que se desea encontrar).</text:span></text:p>
      <text:p text:style-name="P17">cp <text:span text:style-name="T35">nombrearchvio</text:span>origen <text:span text:style-name="T35">nombrearchivo</text:span>destino <text:span text:style-name="T1">(Copia el contenido del archivo origen a el archivo destino)</text:span></text:p>
      <text:p text:style-name="P18">mv archivoorigen archivodestino <text:span text:style-name="T1">(Mueve el archivo origen al destino)</text:span></text:p>
      <text:p text:style-name="P22">chmod usuarioqueselevaacambiar <text:span text:style-name="T1">(</text:span><text:span text:style-name="T16">Cambia los permisos de la carpeta, s</text:span><text:span text:style-name="T1">i en el usuario pongo a es para todos, o para el dueño, </text:span><text:span text:style-name="T15">O para los otros; </text:span><text:span text:style-name="T21">también se puede usar binario, ejemplo: chmod 777 nombrearchivo le da todos los permisos</text:span><text:span text:style-name="T15">)</text:span></text:p>
      <text:p text:style-name="P23">chmod g-r nombearchivo <text:span text:style-name="T1">(Le quita el permiso de lectura al archivo, </text:span><text:span text:style-name="T17">u es para el dueño, o es para others, </text:span><text:span text:style-name="T18">a es para todos</text:span><text:span text:style-name="T1">)</text:span></text:p>
      <text:p text:style-name="P31"><text:soft-page-break/>chmod a+r nombrearchivo <text:span text:style-name="T1">(Le agrega el permiso </text:span><text:span text:style-name="T19">de lectura </text:span><text:span text:style-name="T1">a todos, </text:span><text:span text:style-name="T17">u es para el dueño, o es para others</text:span><text:span text:style-name="T1">)</text:span></text:p>
      <text:p text:style-name="P41">chmod u+x nombrearchivo <text:span text:style-name="T1">(Le agrega los permisos de ejecución a un archivo)</text:span></text:p>
      <text:p text:style-name="P24">chown usuario<text:span text:style-name="T36">destino</text:span> <text:span text:style-name="T37">nombrearchivo</text:span> <text:span text:style-name="T1">(Cambia de dueño el archivo, </text:span><text:span text:style-name="T20">al destino se le da el archivo</text:span><text:span text:style-name="T1">)</text:span></text:p>
      <text:p text:style-name="P44">chgrp usuariodestino nombrearchivo <text:span text:style-name="T1">(Cambia de grupo el archivo)</text:span></text:p>
      <text:p text:style-name="P51">who <text:span text:style-name="T1">(Nos muestra quién está en el sistema, también se puede poner solo “w” y la información es más detallada)</text:span></text:p>
      <text:p text:style-name="P52">source nombreArchivo.sh <text:span text:style-name="T1">(Ejecuta el archivo .sh)</text:span></text:p>
      <text:p text:style-name="P26">tar -zcvf nombre-archivo.tar.gz nombre-directorio <text:span text:style-name="T1">(Comprimir carpetas, Z significa comprimir usando gzip, C significa crear un nuevo archivo, V significa mostrar el proceso durante la creación y F </text:span><text:span text:style-name="T33">c</text:span><text:span text:style-name="T1">significa nombre archivo)</text:span></text:p>
      <text:p text:style-name="P27">tar -xvzf nombre-archivo.tar.gz <text:span text:style-name="T1">(descomprime un archivo, X significa que extrae el contenido)</text:span></text:p>
      <text:p text:style-name="P28">echo palabra <text:span text:style-name="T1">(Repite lo que le pongas </text:span><text:span text:style-name="T29">y si porgramas actúa como un print</text:span><text:span text:style-name="T1">)</text:span></text:p>
      <text:p text:style-name="P29">read variable <text:span text:style-name="T1">(Le da un valor a la variable)</text:span></text:p>
      <text:p text:style-name="P29">echo $A <text:span text:style-name="T1">(Muestra el valor de la variable)</text:span></text:p>
      <text:p text:style-name="P30">bash <text:span text:style-name="T1">(Entra a bash)</text:span></text:p>
      <text:p text:style-name="P30">./ <text:span text:style-name="T22">(Hace referencia a donde se está, </text:span><text:span text:style-name="T30">sirve para ejecutar programas</text:span><text:span text:style-name="T22">)</text:span></text:p>
      <text:p text:style-name="P32">for <text:span text:style-name="T38">variable</text:span> in 1 2 3 4 5… <text:span text:style-name="T1">(Ciclo for, </text:span><text:span text:style-name="T23">al principio se pone do y </text:span><text:span text:style-name="T1">al final del código se le pone done)</text:span></text:p>
      <text:p text:style-name="P33">if condición <text:span text:style-name="T1">(Se le pone then al principio, </text:span><text:span text:style-name="T24">luego una acción</text:span><text:span text:style-name="T1">, luego un else, </text:span><text:span text:style-name="T24">acción</text:span><text:span text:style-name="T1"> y al final fi)</text:span><text:span text:style-name="T28">es”</text:span></text:p>
      <text:p text:style-name="P36">if ((var==valor))</text:p>
      <text:p text:style-name="P36"><text:tab/>then</text:p>
      <text:p text:style-name="P36"><text:tab/>echo”dame un valor”</text:p>
      <text:p text:style-name="P36"><text:tab/>read A</text:p>
      <text:p text:style-name="P36"><text:tab/>if ((A==3)</text:p>
      <text:p text:style-name="P36"><text:tab/><text:tab/>then</text:p>
      <text:p text:style-name="P36"><text:tab/><text:tab/>echo “Es tres”</text:p>
      <text:p text:style-name="P36"><text:tab/><text:tab/>else</text:p>
      <text:p text:style-name="P36"><text:tab/><text:tab/>echo “No es tres”</text:p>
      <text:p text:style-name="P36"><text:tab/><text:tab/>fi</text:p>
      <text:p text:style-name="P36"><text:tab/>fi</text:p>
      <text:p text:style-name="P34">case condición <text:span text:style-name="T39">in</text:span> <text:span text:style-name="T1">(Se le pone </text:span><text:span text:style-name="T26">un </text:span><text:span text:style-name="T1">valor al principio </text:span><text:span text:style-name="T25">con un paréntesis “valor )” <text:s/></text:span><text:span text:style-name="T27">como si fuera un case normla de programación</text:span><text:span text:style-name="T25">,</text:span><text:span text:style-name="T1">luego una acción, luego van dos punto y coma ;; , luego otro valor con su acción y un doble y coma, y por último se pone esac)</text:span></text:p>
      <text:p text:style-name="P35">while condicion <text:span text:style-name="T1">(Primero se pone un do, luego una acción y por último un done)</text:span></text:p>
      <text:p text:style-name="P37">set variable1 variable2 variable3… <text:span text:style-name="T1">(Asigna varibales de entorno, si se pone echo $1 va a dar el primer valor y así sucesivamente)</text:span></text:p>
      <text:p text:style-name="P54"/>
      <text:p text:style-name="P10"><text:span text:style-name="T1">Los archivos que empiezan don d son directorios/carpetas </text:span><text:span text:style-name="T14">y si tiene un signo de menos es un archivo normal</text:span><text:span text:style-name="T1">, </text:span><text:span text:style-name="T11">los siguientes 9 caracteres son los permisos del archivo, </text:span><text:span text:style-name="T12">los primeros tres de ellos representan al dueño, los siguientes 3 representan al grupo </text:span><text:span text:style-name="T13">y los últimos 3 son los permisos para todos los demás que no son el dueño ni el grupo</text:span></text:p>
      <text:p text:style-name="P1"/>
      <text:p text:style-name="P1">Fallo en la tarjeta de red: </text:p>
      <text:p text:style-name="P1"><text:tab/>sudo su</text:p>
      <text:p text:style-name="P1"><text:tab/>sudo apt-get remove bcmwl-kernel-source</text:p>
      <text:p text:style-name="P1"><text:tab/>sudo apt-get install firmware-b43-installer</text:p>
      <text:p text:style-name="P1"><text:tab/>sudo rebo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0:50:37.103678416</meta:creation-date>
    <dc:date>2019-05-26T08:38:46.267817980</dc:date>
    <meta:editing-duration>PT11H57M8S</meta:editing-duration>
    <meta:editing-cycles>90</meta:editing-cycles>
    <meta:generator>LibreOffice/6.0.7.3$Linux_X86_64 LibreOffice_project/00m0$Build-3</meta:generator>
    <meta:document-statistic meta:table-count="0" meta:image-count="0" meta:object-count="0" meta:page-count="2" meta:paragraph-count="76" meta:word-count="861" meta:character-count="5122" meta:non-whitespace-character-count="4316"/>
  </office:meta>
</office:document-meta>
</file>